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492cm" fo:margin-left="0cm" fo:margin-top="0cm" fo:margin-bottom="0cm" table:align="left" style:writing-mode="lr-tb"/>
    </style:style>
    <style:style style:name="Table1.A" style:family="table-column">
      <style:table-column-properties style:column-width="1.065cm"/>
    </style:style>
    <style:style style:name="Table1.B" style:family="table-column">
      <style:table-column-properties style:column-width="5.77cm"/>
    </style:style>
    <style:style style:name="Table1.C" style:family="table-column">
      <style:table-column-properties style:column-width="3.263cm"/>
    </style:style>
    <style:style style:name="Table1.D" style:family="table-column">
      <style:table-column-properties style:column-width="3.26cm"/>
    </style:style>
    <style:style style:name="Table1.E" style:family="table-column">
      <style:table-column-properties style:column-width="3.13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C1" style:family="table-cell">
      <style:table-cell-properties fo:background-color="#ffff00" fo:padding-left="0.191cm" fo:padding-right="0.191cm" fo:padding-top="0cm" fo:padding-bottom="0cm" fo:border="0.5pt solid #000000">
        <style:background-image/>
      </style:table-cell-properties>
    </style:style>
    <style:style style:name="Table1.E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No_20_Spacing">
      <style:paragraph-properties fo:break-before="page"/>
      <style:text-properties fo:font-style="italic" officeooo:paragraph-rsid="001064fa" style:font-style-asian="italic"/>
    </style:style>
    <style:style style:name="P2" style:family="paragraph" style:parent-style-name="No_20_Spacing">
      <style:paragraph-properties fo:text-align="center" style:justify-single-word="false" fo:break-before="page"/>
      <style:text-properties fo:font-size="24pt" style:text-underline-style="solid" style:text-underline-width="auto" style:text-underline-color="font-color" fo:font-weight="bold" officeooo:paragraph-rsid="001064fa" style:font-size-asian="24pt" style:font-weight-asian="bold" style:font-size-complex="24pt"/>
    </style:style>
    <style:style style:name="P3" style:family="paragraph" style:parent-style-name="No_20_Spacing">
      <style:paragraph-properties fo:text-align="center" style:justify-single-word="false"/>
      <style:text-properties fo:color="#0000ff" fo:font-style="italic" officeooo:paragraph-rsid="001064fa" style:font-style-asian="italic"/>
    </style:style>
    <style:style style:name="P4" style:family="paragraph" style:parent-style-name="No_20_Spacing">
      <style:text-properties style:use-window-font-color="true" style:font-name="Calibri" fo:font-size="11pt" fo:language="en" fo:country="US" officeooo:rsid="00131c28" officeooo:paragraph-rsid="00131c28" style:letter-kerning="false" style:font-name-asian="Calibri1" style:font-size-asian="11pt" style:language-asian="en" style:country-asian="US" style:font-name-complex="Mangal" style:font-size-complex="11pt" style:language-complex="ar" style:country-complex="SA" style:font-style-complex="italic"/>
    </style:style>
    <style:style style:name="P5" style:family="paragraph" style:parent-style-name="No_20_Spacing">
      <style:text-properties fo:font-style="italic" officeooo:paragraph-rsid="001064fa" style:font-style-asian="italic"/>
    </style:style>
    <style:style style:name="P6" style:family="paragraph" style:parent-style-name="No_20_Spacing">
      <style:text-properties officeooo:paragraph-rsid="001064fa" style:font-style-complex="italic"/>
    </style:style>
    <style:style style:name="P7" style:family="paragraph" style:parent-style-name="No_20_Spacing">
      <style:text-properties officeooo:rsid="00131c28" officeooo:paragraph-rsid="00131c28" style:font-style-complex="italic"/>
    </style:style>
    <style:style style:name="P8" style:family="paragraph" style:parent-style-name="No_20_Spacing">
      <style:text-properties officeooo:rsid="00131c28" officeooo:paragraph-rsid="001064fa" style:font-style-complex="italic"/>
    </style:style>
    <style:style style:name="P9" style:family="paragraph" style:parent-style-name="No_20_Spacing">
      <style:text-properties officeooo:paragraph-rsid="00131c28"/>
    </style:style>
    <style:style style:name="P10" style:family="paragraph" style:parent-style-name="No_20_Spacing">
      <style:text-properties officeooo:paragraph-rsid="001064fa"/>
    </style:style>
    <style:style style:name="P11" style:family="paragraph" style:parent-style-name="No_20_Spacing">
      <style:paragraph-properties fo:text-align="center" style:justify-single-word="false"/>
      <style:text-properties officeooo:paragraph-rsid="001064fa"/>
    </style:style>
    <style:style style:name="P12" style:family="paragraph" style:parent-style-name="Standard">
      <style:text-properties fo:font-weight="bold" officeooo:rsid="000136e5" officeooo:paragraph-rsid="0001cf49" style:font-weight-asian="bold" style:font-weight-complex="bold"/>
    </style:style>
    <style:style style:name="P13" style:family="paragraph" style:parent-style-name="Standard">
      <style:text-properties style:font-name="Times New Roman" fo:font-size="14pt" style:font-size-asian="14pt" style:font-size-complex="14pt"/>
    </style:style>
    <style:style style:name="P14" style:family="paragraph" style:parent-style-name="Standard">
      <style:text-properties style:font-name="Times New Roman" fo:font-size="14pt" officeooo:paragraph-rsid="0001cf49" style:font-size-asian="14pt" style:font-size-complex="14pt"/>
    </style:style>
    <style:style style:name="P15" style:family="paragraph" style:parent-style-name="Standard">
      <style:text-properties style:font-name="Times New Roman" fo:font-size="14pt" officeooo:rsid="000136e5" officeooo:paragraph-rsid="000136e5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00513b0" style:font-size-asian="14pt" style:font-size-complex="14pt"/>
    </style:style>
    <style:style style:name="P17" style:family="paragraph" style:parent-style-name="Standard">
      <style:text-properties style:font-name="Times New Roman" fo:font-size="14pt" fo:font-weight="normal" officeooo:rsid="000136e5" officeooo:paragraph-rsid="000136e5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bold" officeooo:rsid="000136e5" officeooo:paragraph-rsid="000136e5" style:font-size-asian="14pt" style:font-weight-asian="bold" style:font-size-complex="14pt" style:font-weight-complex="bold"/>
    </style:style>
    <style:style style:name="T1" style:family="text">
      <style:text-properties fo:font-weight="bold" officeooo:rsid="000136e5" style:font-weight-asian="bold" style:font-weight-complex="bold"/>
    </style:style>
    <style:style style:name="T2" style:family="text">
      <style:text-properties fo:font-weight="bold" officeooo:rsid="0001cf49" style:font-weight-asian="bold" style:font-weight-complex="bold"/>
    </style:style>
    <style:style style:name="T3" style:family="text">
      <style:text-properties fo:font-weight="bold" officeooo:rsid="0002e64f" style:font-weight-asian="bold" style:font-weight-complex="bold"/>
    </style:style>
    <style:style style:name="T4" style:family="text">
      <style:text-properties fo:font-weight="bold" officeooo:rsid="000513b0" style:font-weight-asian="bold" style:font-weight-complex="bold"/>
    </style:style>
    <style:style style:name="T5" style:family="text">
      <style:text-properties fo:font-weight="bold" officeooo:rsid="00123619" style:font-weight-asian="bold" style:font-weight-complex="bold"/>
    </style:style>
    <style:style style:name="T6" style:family="text">
      <style:text-properties fo:font-weight="bold" officeooo:rsid="00070a5f" style:font-weight-asian="bold" style:font-weight-complex="bold"/>
    </style:style>
    <style:style style:name="T7" style:family="text">
      <style:text-properties fo:color="#0000ff" fo:font-style="italic" style:font-style-asian="italic"/>
    </style:style>
    <style:style style:name="T8" style:family="text">
      <style:text-properties fo:color="#0000ff" fo:font-style="italic" style:text-underline-style="solid" style:text-underline-width="auto" style:text-underline-color="font-color" style:font-style-asian="italic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style:font-style-complex="italic"/>
    </style:style>
    <style:style style:name="T12" style:family="text">
      <style:text-properties officeooo:rsid="00131c28" style:font-style-complex="italic"/>
    </style:style>
    <style:style style:name="T13" style:family="text">
      <style:text-properties style:use-window-font-color="true" style:font-name="Calibri" fo:font-size="11pt" fo:language="en" fo:country="US" officeooo:rsid="00131c28" style:letter-kerning="false" style:font-name-asian="Calibri1" style:font-size-asian="11pt" style:language-asian="en" style:country-asian="US" style:font-name-complex="Mangal" style:font-size-complex="11pt" style:language-complex="ar" style:country-complex="SA" style:font-style-complex="italic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rtification Page</text:p>
      <text:p text:style-name="P3">This page must be the first page of your uploaded document.</text:p>
      <text:p text:style-name="P11"><text:span text:style-name="T7">Your assignment will </text:span><text:span text:style-name="T8">not be graded</text:span><text:span text:style-name="T7"> without this page (completed with your full name in the area provided) as the first page of your uploaded document.</text:span></text:p>
      <text:p text:style-name="P10"/>
      <text:p text:style-name="P10"/>
      <text:p text:style-name="P10"/>
      <text:p text:style-name="P10">I, <text:span text:style-name="T9">___</text:span><text:span text:style-name="T14">Ulvi Bajarani</text:span><text:span text:style-name="T9">______________________</text:span>, certify that the work I am uploading represents efforts of my team member and mine per the following task-contribution table, and is not copied from anyone else or any other resource (such as Internet). </text:p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><text:span text:style-name="T10">Tasks on the schedule for this quiz are 1, 2, 3, and 4. <text:s/>You may break these tasks further down into </text:span><text:span text:style-name="T7">subtasks</text:span><text:span text:style-name="T10"> as needed.</text:span></text:p>
          </table:table-cell>
          <table:table-cell table:style-name="Table1.C1" office:value-type="string">
            <text:p text:style-name="P6">Percent contributed</text:p>
          </table:table-cell>
          <table:table-cell table:style-name="Table1.C1" office:value-type="string">
            <text:p text:style-name="P6">Percent contributed</text:p>
          </table:table-cell>
          <table:table-cell table:style-name="Table1.E1" office:value-type="string">
            <text:p text:style-name="P6">Total percent</text:p>
          </table:table-cell>
        </table:table-row>
        <table:table-row table:style-name="Table1.1">
          <table:table-cell table:style-name="Table1.C1" office:value-type="string">
            <text:p text:style-name="P6">#</text:p>
          </table:table-cell>
          <table:table-cell table:style-name="Table1.C1" office:value-type="string">
            <text:p text:style-name="P10"><text:span text:style-name="T7">Subtask</text:span><text:span text:style-name="T11"> Description</text:span></text:p>
          </table:table-cell>
          <table:table-cell table:style-name="Table1.C1" office:value-type="string">
            <text:p text:style-name="P6">Ulvi Bajarani </text:p>
          </table:table-cell>
          <table:table-cell table:style-name="Table1.C1" office:value-type="string">
            <text:p text:style-name="P6">Gwendolyn Poulos</text:p>
          </table:table-cell>
          <table:table-cell table:style-name="Table1.E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1.1</text:p>
          </table:table-cell>
          <table:table-cell table:style-name="Table1.A1" office:value-type="string">
            <text:p text:style-name="P4">Program Android App to interact with DB Tables in PaaS</text:p>
          </table:table-cell>
          <table:table-cell table:style-name="Table1.A1" office:value-type="string">
            <text:p text:style-name="P6">50%</text:p>
          </table:table-cell>
          <table:table-cell table:style-name="Table1.A1" office:value-type="string">
            <text:p text:style-name="P6">50%</text:p>
          </table:table-cell>
          <table:table-cell table:style-name="Table1.A1" office:value-type="string">
            <text:p text:style-name="P6">100%</text:p>
          </table:table-cell>
        </table:table-row>
        <table:table-row table:style-name="Table1.1">
          <table:table-cell table:style-name="Table1.A1" office:value-type="string">
            <text:p text:style-name="P6">1.2</text:p>
          </table:table-cell>
          <table:table-cell table:style-name="Table1.A1" office:value-type="string">
            <text:p text:style-name="P9"><text:span text:style-name="T11">Test </text:span><text:span text:style-name="T12">interaction between </text:span><text:span text:style-name="T13">Android App and RPi through DB tables in PaaS</text:span></text:p>
          </table:table-cell>
          <table:table-cell table:style-name="Table1.A1" office:value-type="string">
            <text:p text:style-name="P6">50%</text:p>
          </table:table-cell>
          <table:table-cell table:style-name="Table1.A1" office:value-type="string">
            <text:p text:style-name="P6">50%</text:p>
          </table:table-cell>
          <table:table-cell table:style-name="Table1.A1" office:value-type="string">
            <text:p text:style-name="P6">100%</text:p>
          </table:table-cell>
        </table:table-row>
        <table:table-row table:style-name="Table1.1">
          <table:table-cell table:style-name="Table1.A1" office:value-type="string">
            <text:p text:style-name="P8">1.3</text:p>
          </table:table-cell>
          <table:table-cell table:style-name="Table1.A1" office:value-type="string">
            <text:p text:style-name="P7">Fixing Chart on the website</text:p>
          </table:table-cell>
          <table:table-cell table:style-name="Table1.A1" office:value-type="string">
            <text:p text:style-name="P7">50%</text:p>
          </table:table-cell>
          <table:table-cell table:style-name="Table1.A1" office:value-type="string">
            <text:p text:style-name="P7">50%</text:p>
          </table:table-cell>
          <table:table-cell table:style-name="Table1.A1" office:value-type="string">
            <text:p text:style-name="P6">100%</text:p>
          </table:table-cell>
        </table:table-row>
      </table:table>
      <text:p text:style-name="P5"><text:line-break/></text:p>
      <text:p text:style-name="P1"/>
      <text:p text:style-name="P12"/>
      <text:p text:style-name="P14"><text:span text:style-name="T1">The updated code of </text:span><text:span text:style-name="T2">welcome</text:span><text:span text:style-name="T1">.php </text:span><text:span text:style-name="T3">(includes the link to the chart)</text:span></text:p>
      <text:p text:style-name="P17"/>
      <text:p text:style-name="P17">&lt;?php</text:p>
      <text:p text:style-name="P17">require_once __DIR__ . '/../required/db_connect.php';</text:p>
      <text:p text:style-name="P17">?&gt;</text:p>
      <text:p text:style-name="P17">&lt;html&gt;</text:p>
      <text:p text:style-name="P17"><text:s text:c="4"/>&lt;header&gt;</text:p>
      <text:p text:style-name="P17"><text:s text:c="8"/>&lt;title&gt;Welcome&lt;/title&gt;</text:p>
      <text:p text:style-name="P17"><text:s text:c="8"/>&lt;meta charset="UTF-8"/&gt;</text:p>
      <text:p text:style-name="P17"><text:s text:c="4"/>&lt;/header&gt;</text:p>
      <text:p text:style-name="P17"><text:s text:c="4"/>&lt;body&gt;</text:p>
      <text:p text:style-name="P17"><text:s text:c="8"/>&lt;div id="header"&gt;</text:p>
      <text:p text:style-name="P17"><text:s text:c="12"/>&lt;h1&gt;Welcome&lt;/h1&gt;</text:p>
      <text:p text:style-name="P17"><text:s text:c="8"/>&lt;/div&gt;</text:p>
      <text:p text:style-name="P17"><text:s text:c="8"/>&lt;div id="body"&gt;</text:p>
      <text:p text:style-name="P17"><text:s text:c="12"/>&lt;div id="status"&gt;&lt;/div&gt;</text:p>
      <text:p text:style-name="P17"><text:s text:c="12"/>&lt;script type="text/javascript" src="jquery.js"&gt;&lt;/script&gt;</text:p>
      <text:p text:style-name="P17"><text:s text:c="12"/>&lt;script src="https://cdn.jsdelivr.net/npm/chart.js@2.8.0"&gt;&lt;/script&gt;</text:p>
      <text:p text:style-name="P17"><text:s text:c="12"/>&lt;script type="text/javascript"&gt; <text:s text:c="5"/></text:p>
      <text:p text:style-name="P17"><text:s text:c="16"/>$(document).ready(function() { <text:s/></text:p>
      <text:p text:style-name="P17"><text:s text:c="20"/>setInterval(function() {</text:p>
      <text:p text:style-name="P17"><text:s text:c="24"/>$('#status').load('DBdevice.php')</text:p>
      <text:p text:style-name="P17"><text:s text:c="20"/>}, 3000);</text:p>
      <text:p text:style-name="P17"><text:s text:c="16"/>}); </text:p>
      <text:p text:style-name="P17"><text:s text:c="12"/>&lt;/script&gt;</text:p>
      <text:p text:style-name="P17"><text:s text:c="12"/>&lt;form id="form1" method="post" action=""&gt;</text:p>
      <text:p text:style-name="P17"><text:s text:c="16"/>&lt;input type="hidden" id="out" value="1"&gt;</text:p>
      <text:p text:style-name="P17"><text:s text:c="16"/>&lt;button type="submit"&gt;Logout&lt;/button&gt;</text:p>
      <text:p text:style-name="P17"><text:s text:c="12"/>&lt;/form&gt;</text:p>
      <text:p text:style-name="P17"><text:s text:c="12"/>&lt;div id=check&gt;</text:p>
      <text:p text:style-name="P17"><text:s text:c="16"/>&lt;?php</text:p>
      <text:p text:style-name="P17"><text:s text:c="20"/>if(isset($_POST['out'])){</text:p>
      <text:p text:style-name="P17"><text:s text:c="20"/>$uname='ben';</text:p>
      <text:p text:style-name="P17"><text:s text:c="20"/>$id='10';</text:p>
      <text:p text:style-name="P17"><text:s text:c="20"/>date_default_timezone_set("America/Chicago");</text:p>
      <text:p text:style-name="P17"><text:s text:c="20"/>$date=date("Y-m-d H:i:s");</text:p>
      <text:p text:style-name="P17"><text:s text:c="20"/>$stmt=$mysqli-&gt;prepare("INSERT INTO TransactionalLogs(TimestampInfo,MessageID,DataInformation) VALUES(?,?,?)");</text:p>
      <text:p text:style-name="P17"><text:s text:c="20"/>$stmt-&gt;bind_param('sss',$date,$id,$uname);</text:p>
      <text:p text:style-name="P17"><text:s text:c="20"/>$stmt-&gt;execute();</text:p>
      <text:p text:style-name="P17"><text:soft-page-break/><text:s text:c="20"/>$stmt-&gt;close();</text:p>
      <text:p text:style-name="P17"><text:s text:c="20"/>echo "&lt;script type='text/javascript'&gt;alert('Logging Out')&lt;/script&gt;";</text:p>
      <text:p text:style-name="P17"><text:s text:c="20"/>echo "&lt;script&gt; window.location.assign('index.php');&lt;/script&gt;";</text:p>
      <text:p text:style-name="P17"><text:s text:c="20"/>}</text:p>
      <text:p text:style-name="P17"><text:s text:c="16"/>?&gt;</text:p>
      <text:p text:style-name="P17"><text:s text:c="12"/>&lt;/div&gt;</text:p>
      <text:p text:style-name="P17"><text:s text:c="12"/>&lt;div id="chartLink"&gt;&lt;a href="Chart.php"&gt;The link to the Timestamp chart&lt;/div&gt;</text:p>
      <text:p text:style-name="P17"><text:s text:c="8"/>&lt;/div&gt;</text:p>
      <text:p text:style-name="P17"><text:s text:c="4"/>&lt;/body&gt;</text:p>
      <text:p text:style-name="P17">&lt;/html&gt;</text:p>
      <text:p text:style-name="P18"/>
      <text:p text:style-name="P18">The code of data.php (to fetch the data for the chart)</text:p>
      <text:p text:style-name="P15"/>
      <text:p text:style-name="P15">&lt;?php</text:p>
      <text:p text:style-name="P15">require_once __DIR__ . '/../required/db_connect.php'; </text:p>
      <text:p text:style-name="P15"/>
      <text:p text:style-name="P15">$stmt = "SELECT MessageID, TimestampInfo FROM TransactionalLogs ORDER BY TimestampInfo";</text:p>
      <text:p text:style-name="P15">$result = mysqli_query($mysqli,$stmt);</text:p>
      <text:p text:style-name="P15">$data = array();</text:p>
      <text:p text:style-name="P15">foreach ($result as $row){</text:p>
      <text:p text:style-name="P15"><text:s text:c="4"/>$data[] = $row;</text:p>
      <text:p text:style-name="P15">}</text:p>
      <text:p text:style-name="P15">mysqli_close($mysqli);</text:p>
      <text:p text:style-name="P15">echo json_encode($data);</text:p>
      <text:p text:style-name="P15">?&gt; </text:p>
      <text:p text:style-name="P15"/>
      <text:p text:style-name="P18">The code of Chart.php (The chart code)</text:p>
      <text:p text:style-name="P15"/>
      <text:p text:style-name="P15">&lt;html&gt;</text:p>
      <text:p text:style-name="P15"><text:s text:c="4"/>&lt;!--https://phppot.com/php/creating-dynamic-data-graph-using-php-and-chart-js/--&gt;</text:p>
      <text:p text:style-name="P15"><text:s text:c="4"/>&lt;div id="charts"&gt;</text:p>
      <text:p text:style-name="P15"><text:s text:c="8"/>&lt;canvas id="chart1"&gt;&lt;/canvas&gt;</text:p>
      <text:p text:style-name="P15"><text:s text:c="4"/>&lt;/div&gt;</text:p>
      <text:p text:style-name="P15"><text:s text:c="4"/>&lt;script src='https://cdn.jsdelivr.net/npm/chart.js@2.8.0'&gt;&lt;/script&gt;</text:p>
      <text:p text:style-name="P15"><text:s text:c="4"/>&lt;script src='jquery.js'&gt;&lt;/script&gt;</text:p>
      <text:p text:style-name="P15"><text:s text:c="4"/>&lt;script&gt; <text:s/></text:p>
      <text:p text:style-name="P15"><text:s text:c="8"/>$(document).ready(function (){</text:p>
      <text:p text:style-name="P15"><text:s text:c="12"/>showGraph();</text:p>
      <text:p text:style-name="P15"><text:s text:c="8"/>});</text:p>
      <text:p text:style-name="P15"><text:s text:c="4"/></text:p>
      <text:p text:style-name="P15"><text:soft-page-break/><text:s text:c="8"/>function showGraph(){</text:p>
      <text:p text:style-name="P15"><text:s text:c="12"/>{</text:p>
      <text:p text:style-name="P15"><text:s text:c="16"/>$.post('data.php',</text:p>
      <text:p text:style-name="P15"><text:s text:c="16"/>function(data){</text:p>
      <text:p text:style-name="P15"><text:s text:c="20"/>console.log(data);</text:p>
      <text:p text:style-name="P15"><text:s text:c="20"/>data=JSON.parse(data);</text:p>
      <text:p text:style-name="P15"><text:s text:c="20"/>var time=[];</text:p>
      <text:p text:style-name="P15"><text:s text:c="20"/>var mid=[];</text:p>
      <text:p text:style-name="P15"><text:s text:c="16"/></text:p>
      <text:p text:style-name="P15"><text:s text:c="20"/>for (var i in data){</text:p>
      <text:p text:style-name="P15"><text:s text:c="24"/>time.push(data[i].TimestampInfo);</text:p>
      <text:p text:style-name="P15"><text:s text:c="24"/>mid.push(data[i].MessageID);</text:p>
      <text:p text:style-name="P15"><text:s text:c="20"/>}</text:p>
      <text:p text:style-name="P15"><text:s text:c="16"/></text:p>
      <text:p text:style-name="P15"><text:s text:c="20"/>var chartdata={</text:p>
      <text:p text:style-name="P15"><text:s text:c="24"/>labels: time,</text:p>
      <text:p text:style-name="P15"><text:s text:c="24"/>datasets:[{</text:p>
      <text:p text:style-name="P15"><text:s text:c="28"/>label: 'LED Monitoring',</text:p>
      <text:p text:style-name="P15"><text:s text:c="28"/>borderColor: '#F778A1',</text:p>
      <text:p text:style-name="P15"><text:s text:c="28"/>data: mid</text:p>
      <text:p text:style-name="P15"><text:s text:c="24"/>}]</text:p>
      <text:p text:style-name="P15"><text:s text:c="20"/>};</text:p>
      <text:p text:style-name="P15"><text:s text:c="20"/>var graphTarget = $("#chart1");</text:p>
      <text:p text:style-name="P15"><text:s text:c="12"/></text:p>
      <text:p text:style-name="P15"><text:s text:c="20"/>var linegraph = new Chart (graphTarget,{</text:p>
      <text:p text:style-name="P15"><text:s text:c="24"/>type: 'bar',</text:p>
      <text:p text:style-name="P15"><text:s text:c="24"/>data: chartdata,</text:p>
      <text:p text:style-name="P15"><text:s text:c="24"/>options:{</text:p>
      <text:p text:style-name="P15"><text:s text:c="28"/>scales:{</text:p>
      <text:p text:style-name="P15"><text:s text:c="32"/>xAxes:[{</text:p>
      <text:p text:style-name="P15"><text:s text:c="36"/>scaleLabel:{</text:p>
      <text:p text:style-name="P15"><text:s text:c="40"/>display: true,</text:p>
      <text:p text:style-name="P15"><text:s text:c="40"/>fontColor:'#6C2DC7',</text:p>
      <text:p text:style-name="P15"><text:s text:c="40"/>labelString: 'Time Stamp'</text:p>
      <text:p text:style-name="P15"><text:s text:c="36"/>},</text:p>
      <text:p text:style-name="P15"><text:s text:c="36"/>ticks: {</text:p>
      <text:p text:style-name="P15"><text:s text:c="40"/>fontColor:'#6C2DC7'</text:p>
      <text:p text:style-name="P15"><text:s text:c="36"/>}</text:p>
      <text:p text:style-name="P15"><text:s text:c="32"/>}],</text:p>
      <text:p text:style-name="P15"><text:s text:c="32"/>yAxes:[{</text:p>
      <text:p text:style-name="P15"><text:s text:c="36"/>scaleLabel:{</text:p>
      <text:p text:style-name="P15"><text:s text:c="40"/>display: true,</text:p>
      <text:p text:style-name="P15"><text:soft-page-break/><text:s text:c="40"/>fontColor:'#6C2DC7',</text:p>
      <text:p text:style-name="P15"><text:s text:c="40"/>labelString: 'MessageID'</text:p>
      <text:p text:style-name="P15"><text:s text:c="36"/>},</text:p>
      <text:p text:style-name="P15"><text:s text:c="36"/>ticks: {</text:p>
      <text:p text:style-name="P15"><text:s text:c="40"/>fontColor:'#6C2DC7',</text:p>
      <text:p text:style-name="P15"><text:s text:c="40"/>suggestedMin:12,</text:p>
      <text:p text:style-name="P15"><text:s text:c="40"/>suggestedMax:15</text:p>
      <text:p text:style-name="P15"><text:s text:c="36"/>}</text:p>
      <text:p text:style-name="P15"><text:s text:c="32"/>}]</text:p>
      <text:p text:style-name="P15"><text:s text:c="28"/>}</text:p>
      <text:p text:style-name="P15"><text:s text:c="24"/>}</text:p>
      <text:p text:style-name="P15"><text:s text:c="20"/>});</text:p>
      <text:p text:style-name="P15"><text:s text:c="16"/>});</text:p>
      <text:p text:style-name="P15"><text:s text:c="12"/></text:p>
      <text:p text:style-name="P15"><text:s text:c="12"/>}</text:p>
      <text:p text:style-name="P15"><text:s text:c="8"/>}</text:p>
      <text:p text:style-name="P15"><text:s text:c="4"/>&lt;/script&gt;</text:p>
      <text:p text:style-name="P15">&lt;/html&gt;</text:p>
      <text:p text:style-name="P13"/>
      <text:p text:style-name="P16"><text:span text:style-name="T4">The code of Projectv</text:span><text:span text:style-name="T5">4</text:span><text:span text:style-name="T4">.py, which is launched from an Android Phone </text:span><text:span text:style-name="T6">to test.</text:span></text:p>
      <text:p text:style-name="P13"/>
      <text:p text:style-name="P13">import time</text:p>
      <text:p text:style-name="P13">import kivy </text:p>
      <text:p text:style-name="P13">from kivy.app import App <text:s text:c="2"/></text:p>
      <text:p text:style-name="P13">from kivy.uix.button import Button <text:s/></text:p>
      <text:p text:style-name="P13">from kivy.uix.boxlayout import BoxLayout </text:p>
      <text:p text:style-name="P13">from kivy.uix.label import Label</text:p>
      <text:p text:style-name="P13">from kivy.uix.switch import Switch</text:p>
      <text:p text:style-name="P13">from kivy.clock import Clock</text:p>
      <text:p text:style-name="P13">from functools import partial</text:p>
      <text:p text:style-name="P13">import requests</text:p>
      <text:p text:style-name="P13"/>
      <text:p text:style-name="P13">class BoxLayoutApp(App):</text:p>
      <text:p text:style-name="P13"><text:s text:c="8"/></text:p>
      <text:p text:style-name="P13"><text:s text:c="4"/>#def __init__(self, **kwargs):</text:p>
      <text:p text:style-name="P13"><text:s text:c="8"/>#super(BoxLayoutApp,self).__init__(**kwargs)</text:p>
      <text:p text:style-name="P13"><text:s text:c="4"/>def build(self):</text:p>
      <text:p text:style-name="P13"><text:s text:c="8"/>self.superBox = BoxLayout(orientation ='vertical')</text:p>
      <text:p text:style-name="P13"/>
      <text:p text:style-name="P13"><text:s text:c="8"/>self.VB1 = BoxLayout(orientation ='vertical')</text:p>
      <text:p text:style-name="P13"><text:s text:c="8"/></text:p>
      <text:p text:style-name="P13"><text:s text:c="8"/>self.lbl1 = Label(text="Monitoring System")</text:p>
      <text:p text:style-name="P13"><text:soft-page-break/><text:s text:c="8"/>self.VB1.add_widget(self.lbl1)</text:p>
      <text:p text:style-name="P13"/>
      <text:p text:style-name="P13"><text:s text:c="8"/>localtime = time.asctime(time.localtime(time.time()))</text:p>
      <text:p text:style-name="P13"><text:s text:c="8"/>self.lbl2 = Label(text=localtime)</text:p>
      <text:p text:style-name="P13"><text:s text:c="8"/>self.VB1.add_widget(self.lbl2)</text:p>
      <text:p text:style-name="P13"><text:s/></text:p>
      <text:p text:style-name="P13"><text:s text:c="8"/>self.HB1 = BoxLayout(orientation ='horizontal')</text:p>
      <text:p text:style-name="P13"/>
      <text:p text:style-name="P13"><text:s text:c="8"/>self.lbl3 = Label(text="Diastolic BP &lt; 60mmHg:")</text:p>
      <text:p text:style-name="P13"><text:s text:c="8"/>self.HB1.add_widget(self.lbl3)</text:p>
      <text:p text:style-name="P13"/>
      <text:p text:style-name="P13"><text:s text:c="8"/>self.sw1=Switch(active=False,</text:p>
      <text:p text:style-name="P13"><text:s text:c="24"/>disabled=True)</text:p>
      <text:p text:style-name="P13"><text:s text:c="8"/>self.HB1.add_widget(self.sw1)</text:p>
      <text:p text:style-name="P13"><text:s text:c="8"/>#self.sw1.bind(active=switch_callback1)</text:p>
      <text:p text:style-name="P13"/>
      <text:p text:style-name="P13"><text:s text:c="8"/>self.HB2 = BoxLayout(orientation ='horizontal')</text:p>
      <text:p text:style-name="P13"><text:s text:c="8"/>self.lbl4 = Label(text="Diastolic BP &gt; 120mmHg:")</text:p>
      <text:p text:style-name="P13"><text:s text:c="8"/>self.HB2.add_widget(self.lbl4)</text:p>
      <text:p text:style-name="P13"/>
      <text:p text:style-name="P13"><text:s text:c="8"/>self.sw2=Switch(active=False,</text:p>
      <text:p text:style-name="P13"><text:s text:c="24"/>disabled=True)</text:p>
      <text:p text:style-name="P13"><text:s text:c="8"/>self.HB2.add_widget(self.sw2)</text:p>
      <text:p text:style-name="P13"><text:s text:c="8"/>#self.sw2.bind(active=switch_callback2)</text:p>
      <text:p text:style-name="P13"/>
      <text:p text:style-name="P13"><text:s text:c="8"/>self.HB3 = BoxLayout(orientation ='horizontal')</text:p>
      <text:p text:style-name="P13"><text:s text:c="8"/>self.lbl5 = Label(text="Administering Norepinephrine:")</text:p>
      <text:p text:style-name="P13"><text:s text:c="8"/>self.HB3.add_widget(self.lbl5)</text:p>
      <text:p text:style-name="P13"/>
      <text:p text:style-name="P13"><text:s text:c="8"/>self.led1=Switch(active=False,</text:p>
      <text:p text:style-name="P13"><text:s text:c="25"/>disabled=False)</text:p>
      <text:p text:style-name="P13"><text:s text:c="8"/>self.HB3.add_widget(self.led1)</text:p>
      <text:p text:style-name="P13"><text:s text:c="8"/>self.led1.bind(active=switch_callback3)</text:p>
      <text:p text:style-name="P13"/>
      <text:p text:style-name="P13"><text:s text:c="8"/>self.HB4 = BoxLayout(orientation ='horizontal')</text:p>
      <text:p text:style-name="P13"><text:s text:c="8"/>self.lbl6 = Label(text="Administering Nitroglycerin:")</text:p>
      <text:p text:style-name="P13"><text:s text:c="8"/>self.HB4.add_widget(self.lbl6)</text:p>
      <text:p text:style-name="P13"><text:s text:c="8"/></text:p>
      <text:p text:style-name="P13"><text:s text:c="8"/>self.led2=Switch(active=False,</text:p>
      <text:p text:style-name="P13"><text:s text:c="25"/>disabled=False)</text:p>
      <text:p text:style-name="P13"><text:s text:c="8"/>self.HB4.add_widget(self.led2)</text:p>
      <text:p text:style-name="P13"><text:s text:c="8"/>self.led2.bind(active=switch_callback4)</text:p>
      <text:p text:style-name="P13"><text:soft-page-break/></text:p>
      <text:p text:style-name="P13"><text:s text:c="8"/>self.HB5 = BoxLayout(orientation ='horizontal')</text:p>
      <text:p text:style-name="P13"><text:s text:c="8"/>self.lbl7 = Label(text="Alarm1")</text:p>
      <text:p text:style-name="P13"><text:s text:c="8"/>self.HB5.add_widget(self.lbl7)</text:p>
      <text:p text:style-name="P13"/>
      <text:p text:style-name="P13"><text:s text:c="8"/>self.settings5=Switch(active=False)</text:p>
      <text:p text:style-name="P13"><text:s text:c="8"/>self.HB5.add_widget(self.settings5)</text:p>
      <text:p text:style-name="P13"><text:s text:c="8"/>self.settings5.bind(active=self.switch_callback5)</text:p>
      <text:p text:style-name="P13"/>
      <text:p text:style-name="P13"><text:s text:c="8"/>self.lbl71=Label(text="On since: ")</text:p>
      <text:p text:style-name="P13"><text:s text:c="8"/>self.HB5.add_widget(self.lbl71)</text:p>
      <text:p text:style-name="P13"><text:s text:c="8"/>self.btn5 = Button(text="acknowledge")</text:p>
      <text:p text:style-name="P13"><text:s text:c="8"/>self.btn5.bind(on_press=self.pressed2)</text:p>
      <text:p text:style-name="P13"><text:s text:c="8"/>self.HB5.add_widget(self.btn5)</text:p>
      <text:p text:style-name="P13"/>
      <text:p text:style-name="P13"><text:s text:c="8"/>self.HB6 = BoxLayout(orientation ='horizontal')</text:p>
      <text:p text:style-name="P13"><text:s text:c="8"/>self.lbl8 = Label(text="Alarm2")</text:p>
      <text:p text:style-name="P13"><text:s text:c="8"/>self.HB6.add_widget(self.lbl8)</text:p>
      <text:p text:style-name="P13"><text:s text:c="8"/></text:p>
      <text:p text:style-name="P13"><text:s text:c="8"/>self.settings6=Switch(active=False)</text:p>
      <text:p text:style-name="P13"><text:s text:c="8"/>self.HB6.add_widget(self.settings6)</text:p>
      <text:p text:style-name="P13"><text:s text:c="8"/>self.settings6.bind(active=self.switch_callback6)</text:p>
      <text:p text:style-name="P13"><text:s text:c="8"/></text:p>
      <text:p text:style-name="P13"><text:s text:c="8"/>self.lbl81=Label(text="On since: ")</text:p>
      <text:p text:style-name="P13"><text:s text:c="8"/>self.HB6.add_widget(self.lbl81)</text:p>
      <text:p text:style-name="P13"><text:s text:c="8"/></text:p>
      <text:p text:style-name="P13"><text:s text:c="8"/>self.btn6 = Button(text="acknowledge")</text:p>
      <text:p text:style-name="P13"><text:s text:c="8"/>self.btn6.bind(on_press=self.pressed3)</text:p>
      <text:p text:style-name="P13"><text:s text:c="8"/>self.HB6.add_widget(self.btn6)</text:p>
      <text:p text:style-name="P13"/>
      <text:p text:style-name="P13"><text:s text:c="8"/>self.HB7 = BoxLayout(orientation ='horizontal')</text:p>
      <text:p text:style-name="P13"><text:s text:c="8"/>self.btn7 = Button(text="Dispense Norepinephrine")</text:p>
      <text:p text:style-name="P13"><text:s text:c="8"/>self.btn7.bind(on_press=self.pressed1)</text:p>
      <text:p text:style-name="P13"><text:s text:c="8"/>self.HB7.add_widget(self.btn7)</text:p>
      <text:p text:style-name="P13"><text:s text:c="8"/>self.btn8 = Button(text="Dispense Nitroglycerin")</text:p>
      <text:p text:style-name="P13"><text:s text:c="8"/>self.btn8.bind(on_press=self.pressed)</text:p>
      <text:p text:style-name="P13"><text:s text:c="8"/>self.HB7.add_widget(self.btn8)</text:p>
      <text:p text:style-name="P13"><text:s text:c="8"/>self.btn9 = Button(text="Dispense Auto")</text:p>
      <text:p text:style-name="P13"><text:s text:c="8"/>self.btn9.bind(on_press=self.presseda)</text:p>
      <text:p text:style-name="P13"><text:s text:c="8"/>self.HB7.add_widget(self.btn9)</text:p>
      <text:p text:style-name="P13"/>
      <text:p text:style-name="P13"><text:s text:c="8"/>self.superBox.add_widget(self.VB1)</text:p>
      <text:p text:style-name="P13"><text:soft-page-break/><text:s text:c="8"/>self.superBox.add_widget(self.HB1)</text:p>
      <text:p text:style-name="P13"><text:s text:c="8"/>self.superBox.add_widget(self.HB2)</text:p>
      <text:p text:style-name="P13"><text:s text:c="8"/>self.superBox.add_widget(self.HB3)</text:p>
      <text:p text:style-name="P13"><text:s text:c="8"/>self.superBox.add_widget(self.HB4)</text:p>
      <text:p text:style-name="P13"><text:s text:c="8"/>self.superBox.add_widget(self.HB5)</text:p>
      <text:p text:style-name="P13"><text:s text:c="8"/>self.superBox.add_widget(self.HB6)</text:p>
      <text:p text:style-name="P13"><text:s text:c="8"/>self.superBox.add_widget(self.HB7)</text:p>
      <text:p text:style-name="P13"/>
      <text:p text:style-name="P13"><text:s text:c="8"/>#schedule the JSONrequest function to trigger every 5 seconds to read/write database</text:p>
      <text:p text:style-name="P13"><text:s text:c="8"/>event = Clock.schedule_interval(partial(self.JSONrequest),5)</text:p>
      <text:p text:style-name="P13"><text:s text:c="8"/></text:p>
      <text:p text:style-name="P13"><text:s text:c="8"/>return self.superBox</text:p>
      <text:p text:style-name="P13"/>
      <text:p text:style-name="P13"><text:s text:c="4"/>def JSONrequest(self, *largs):</text:p>
      <text:p text:style-name="P13"><text:s text:c="8"/>if(self.sw1.active==True):</text:p>
      <text:p text:style-name="P13"><text:s text:c="12"/>SW1=1</text:p>
      <text:p text:style-name="P13"><text:s text:c="8"/>else:</text:p>
      <text:p text:style-name="P13"><text:s text:c="12"/>SW1=0</text:p>
      <text:p text:style-name="P13"><text:s text:c="8"/>if(self.sw2.active==True):</text:p>
      <text:p text:style-name="P13"><text:s text:c="12"/>SW2=1</text:p>
      <text:p text:style-name="P13"><text:s text:c="8"/>else:</text:p>
      <text:p text:style-name="P13"><text:s text:c="12"/>SW2=0</text:p>
      <text:p text:style-name="P13"><text:s text:c="8"/>if(self.led1.active==True):</text:p>
      <text:p text:style-name="P13"><text:s text:c="12"/>LED1=1</text:p>
      <text:p text:style-name="P13"><text:s text:c="8"/>else:</text:p>
      <text:p text:style-name="P13"><text:s text:c="12"/>LED1=0</text:p>
      <text:p text:style-name="P13"><text:s text:c="8"/>if(self.led2.active==True):</text:p>
      <text:p text:style-name="P13"><text:s text:c="12"/>LED2=1</text:p>
      <text:p text:style-name="P13"><text:s text:c="8"/>else:</text:p>
      <text:p text:style-name="P13"><text:s text:c="12"/>LED2=0</text:p>
      <text:p text:style-name="P13"><text:s text:c="8"/>data={'username':'Test', 'password':'Tester3','SW1':SW1,'LED1':LED1,'SW2':SW2,'LED2':LED2}</text:p>
      <text:p text:style-name="P13"><text:s text:c="8"/>res=requests.post("https://team2project3342.online/scripts/sync_android_data.php",json=data)</text:p>
      <text:p text:style-name="P13"><text:s text:c="8"/>print(res)</text:p>
      <text:p text:style-name="P13"><text:s text:c="8"/>r=res.json()</text:p>
      <text:p text:style-name="P13"><text:s text:c="8"/>if(SW1!=r['SW1']):</text:p>
      <text:p text:style-name="P13"><text:s text:c="11"/>print("Changing SW1 status to the value in the database.")</text:p>
      <text:p text:style-name="P13"><text:s text:c="11"/>if self.sw1.active==True:</text:p>
      <text:p text:style-name="P13"><text:s text:c="15"/>self.sw1.active=False</text:p>
      <text:p text:style-name="P13"><text:soft-page-break/><text:s text:c="15"/>self.led1.active=False</text:p>
      <text:p text:style-name="P13"><text:s text:c="11"/>else:</text:p>
      <text:p text:style-name="P13"><text:s text:c="15"/>self.sw1.active=True</text:p>
      <text:p text:style-name="P13"><text:s text:c="8"/>if(SW2!=r['SW2']):</text:p>
      <text:p text:style-name="P13"><text:s text:c="11"/>print("Changing SW2 status to the value in the database.")</text:p>
      <text:p text:style-name="P13"><text:s text:c="11"/>if self.sw2.active==True:</text:p>
      <text:p text:style-name="P13"><text:s text:c="15"/>self.sw2.active=False</text:p>
      <text:p text:style-name="P13"><text:s text:c="15"/>self.led2.active=False</text:p>
      <text:p text:style-name="P13"><text:s text:c="11"/>else:</text:p>
      <text:p text:style-name="P13"><text:s text:c="15"/>self.sw2.active=True</text:p>
      <text:p text:style-name="P13"><text:s text:c="8"/>return</text:p>
      <text:p text:style-name="P13"/>
      <text:p text:style-name="P13"><text:s text:c="4"/>def pressed(self,instance):</text:p>
      <text:p text:style-name="P13"><text:s text:c="8"/>print ("you picked " + instance.text)</text:p>
      <text:p text:style-name="P13"><text:s text:c="8"/>self.led2.active=True</text:p>
      <text:p text:style-name="P13"/>
      <text:p text:style-name="P13"><text:s text:c="4"/>def pressed1(self,instance):</text:p>
      <text:p text:style-name="P13"><text:s text:c="8"/>print ("you picked " + instance.text)</text:p>
      <text:p text:style-name="P13"><text:s text:c="8"/>self.led1.active=True</text:p>
      <text:p text:style-name="P13"/>
      <text:p text:style-name="P13"><text:s text:c="4"/>def presseda(self,instance):</text:p>
      <text:p text:style-name="P13"><text:s text:c="8"/>print ("you picked " + instance.text)</text:p>
      <text:p text:style-name="P13"><text:s text:c="8"/>if self.sw1.active==True:</text:p>
      <text:p text:style-name="P13"><text:s text:c="12"/>self.led1.active=True</text:p>
      <text:p text:style-name="P13"><text:s text:c="8"/>else:</text:p>
      <text:p text:style-name="P13"><text:s text:c="12"/>self.led1.active=False</text:p>
      <text:p text:style-name="P13"><text:s text:c="8"/>if self.sw2.active==True:</text:p>
      <text:p text:style-name="P13"><text:s text:c="12"/>self.led2.active=True</text:p>
      <text:p text:style-name="P13"><text:s text:c="8"/>else:</text:p>
      <text:p text:style-name="P13"><text:s text:c="12"/>self.led2.active=False</text:p>
      <text:p text:style-name="P13"><text:s text:c="8"/></text:p>
      <text:p text:style-name="P13"><text:s text:c="4"/>def pressed2(self,instance):</text:p>
      <text:p text:style-name="P13"><text:s text:c="8"/>print ("you acknowleged Alarm1")</text:p>
      <text:p text:style-name="P13"><text:s text:c="8"/>self.settings5.active=False</text:p>
      <text:p text:style-name="P13"><text:s text:c="8"/>print("turning alarm1 off")</text:p>
      <text:p text:style-name="P13"><text:s text:c="4"/>def pressed3(self,instance):</text:p>
      <text:p text:style-name="P13"><text:s text:c="8"/>print ("you acknowleged Alarm2")</text:p>
      <text:p text:style-name="P13"><text:s text:c="8"/>self.settings6.active=False</text:p>
      <text:p text:style-name="P13"><text:s text:c="8"/>print("turning alarm1 off")</text:p>
      <text:p text:style-name="P13"><text:s text:c="4"/>def switch_callback5(self, switchObject, switchValue):</text:p>
      <text:p text:style-name="P13"><text:s text:c="8"/>print('Value of Alarm1: ', switchValue)</text:p>
      <text:p text:style-name="P13"><text:s text:c="8"/>if self.settings5.active==True:</text:p>
      <text:p text:style-name="P13"><text:soft-page-break/><text:s text:c="12"/>ltm = time.asctime(time.localtime(time.time()))</text:p>
      <text:p text:style-name="P13"><text:s text:c="12"/>self.lbl71.text+=ltm</text:p>
      <text:p text:style-name="P13"><text:s text:c="8"/>else:</text:p>
      <text:p text:style-name="P13"><text:s text:c="12"/>self.lbl71.text = "On since: "</text:p>
      <text:p text:style-name="P13"><text:s text:c="4"/>def switch_callback6(self, switchObject, switchValue):</text:p>
      <text:p text:style-name="P13"><text:s text:c="8"/>print('Value of Alarm2: ', switchValue)</text:p>
      <text:p text:style-name="P13"><text:s text:c="8"/>if self.settings6.active==True:</text:p>
      <text:p text:style-name="P13"><text:s text:c="12"/>ltm = time.asctime(time.localtime(time.time()))</text:p>
      <text:p text:style-name="P13"><text:s text:c="12"/>self.lbl81.text+=ltm</text:p>
      <text:p text:style-name="P13"><text:s text:c="8"/>else:</text:p>
      <text:p text:style-name="P13"><text:s text:c="12"/>self.lbl81.text = "On since: "</text:p>
      <text:p text:style-name="P13"><text:s text:c="4"/></text:p>
      <text:p text:style-name="P13">def switch_callback1(switchObject, switchValue):</text:p>
      <text:p text:style-name="P13"><text:s text:c="8"/>print('Value of SW1: ', switchValue)</text:p>
      <text:p text:style-name="P13">def switch_callback2(switchObject, switchValue):</text:p>
      <text:p text:style-name="P13"><text:s text:c="8"/>print('Value of SW2: ', switchValue)</text:p>
      <text:p text:style-name="P13">def switch_callback3(switchObject, switchValue):</text:p>
      <text:p text:style-name="P13"><text:s text:c="8"/>print('Value of LED1: ', switchValue)</text:p>
      <text:p text:style-name="P13">def switch_callback4(switchObject, switchValue):</text:p>
      <text:p text:style-name="P13"><text:s text:c="8"/>print('Value of LED2: ', switchValue)</text:p>
      <text:p text:style-name="P13"/>
      <text:p text:style-name="P13">#class myApp(App):</text:p>
      <text:p text:style-name="P13"># <text:s text:c="3"/>def build(self):</text:p>
      <text:p text:style-name="P13"><text:s/># <text:s text:c="6"/>return BoxLayout()</text:p>
      <text:p text:style-name="P13"><text:s text:c="2"/></text:p>
      <text:p text:style-name="P13">if __name__=="__main__":</text:p>
      <text:p text:style-name="P13"><text:s text:c="4"/>myApp=BoxLayoutApp()</text:p>
      <text:p text:style-name="P13"><text:s text:c="4"/>myApp.run()</text:p>
      <text:p text:style-name="P13"><text:s text:c="3"/># myApp().run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28T23:19:49.818000000</dc:date>
    <meta:editing-duration>PT3H2M57S</meta:editing-duration>
    <meta:editing-cycles>19</meta:editing-cycles>
    <meta:document-statistic meta:table-count="1" meta:image-count="0" meta:object-count="0" meta:page-count="10" meta:paragraph-count="354" meta:word-count="822" meta:character-count="12813" meta:non-whitespace-character-count="8580"/>
  </office:meta>
</office:document-meta>
</file>